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3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3">
      <style:graphic-properties draw:fill-color="#ffffff" draw:auto-grow-height="true" fo:min-height="3.506cm"/>
    </style:style>
    <style:style style:name="pr5" style:family="presentation" style:parent-style-name="lyt-darkblue-title" style:list-style-name="L3">
      <style:graphic-properties draw:fill-color="#ffffff" draw:auto-grow-height="true" fo:min-height="3.506cm"/>
    </style:style>
    <style:style style:name="pr6" style:family="presentation" style:parent-style-name="lyt-darkblue-title" style:list-style-name="L3">
      <style:graphic-properties draw:fill-color="#ffffff" draw:auto-grow-height="true" fo:min-height="3.506cm"/>
    </style:style>
    <style:style style:name="pr7" style:family="presentation" style:parent-style-name="lyt-darkblue-title" style:list-style-name="L3">
      <style:graphic-properties draw:fill-color="#ffffff"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1cm"/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style:line-height-at-least="0.494cm" fo:text-align="start" style:text-autospace="none"/>
      <style:text-properties fo:font-family="HelveticaNeue" fo:font-size="12pt" style:font-family-asian="HelveticaNeue" style:font-size-asian="12pt" style:font-family-complex="HelveticaNeue" style:font-size-complex="6.80000019073486p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P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font-family-asian="HelveticaNeue" style:font-size-asian="12pt" style:font-family-complex="HelveticaNeue" style:font-size-complex="6.80000019073486pt"/>
    </style:style>
    <style:style style:name="P10" style:family="paragraph">
      <style:paragraph-properties style:text-autospace="none"/>
      <style:text-properties fo:color="#000000" fo:font-family="HelveticaNeue" fo:font-size="12pt" style:font-family-asian="HelveticaNeue" style:font-size-asian="12pt" style:font-family-complex="HelveticaNeue" style:font-size-complex="6.80000019073486pt"/>
    </style:style>
    <style:style style:name="P11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font-family-asian="HelveticaNeue" style:font-size-asian="12pt" style:font-family-complex="HelveticaNeue" style:font-size-complex="6.80000019073486pt"/>
    </style:style>
    <style:style style:name="P12" style:family="paragraph">
      <style:paragraph-properties fo:text-align="start" style:text-autospace="none"/>
      <style:text-properties style:use-window-font-color="true" fo:font-family="HelveticaNeue" fo:font-size="12pt" style:font-family-asian="HelveticaNeue" style:font-size-asian="12pt" style:font-family-complex="HelveticaNeue" style:font-size-complex="6.8000001907348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950e"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</text:span><text:span text:style-name="T1"><text:line-break/></text:span><text:span text:style-name="T1"/></text:p>
          </draw:text-box>
        </draw:frame>
        <draw:frame presentation:style-name="pr2" draw:text-style-name="P4" draw:layer="layout" svg:width="24.368cm" svg:height="13.714cm" svg:x="2.058cm" svg:y="5.453cm" presentation:class="subtitle" presentation:user-transformed="true">
          <draw:text-box>
            <text:p text:style-name="P3"><text:span text:style-name="T2">CHI SONO: SimoneIcardi.com</text:span></text:p>
            <text:p text:style-name="P3"><text:span text:style-name="T2"/></text:p>
            <text:p text:style-name="P3"><text:span text:style-name="T2">COSA VEDIAMO INSIEME: Scopriamo questo mondo. Intro e panoramica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4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Sommario</text:span></text:p>
          </draw:text-box>
        </draw:frame>
        <draw:frame presentation:style-name="pr2" draw:text-style-name="P4" draw:layer="layout" svg:width="24.368cm" svg:height="13.714cm" svg:x="2.058cm" svg:y="5.453cm" presentation:class="subtitle" presentation:user-transformed="true">
          <draw:text-box>
            <text:list text:style-name="L2">
              <text:list-item>
                <text:p text:style-name="P6"><text:span text:style-name="T2">INTRO</text:span><text:span text:style-name="T2"><text:line-break/></text:span><text:span text:style-name="T2"/></text:p>
              </text:list-item>
              <text:list-item>
                <text:p text:style-name="P6"><text:span text:style-name="T3">COSA</text:span><text:span text:style-name="T2"> TRATTA QUESTA LEZIONE</text:span><text:span text:style-name="T2"><text:line-break/></text:span><text:span text:style-name="T2"/></text:p>
              </text:list-item>
              <text:list-item>
                <text:p text:style-name="P6"><text:span text:style-name="T3">PERCHE'</text:span><text:span text:style-name="T2"> E' UTILE</text:span><text:span text:style-name="T2"><text:line-break/></text:span><text:span text:style-name="T2"/></text:p>
              </text:list-item>
              <text:list-item>
                <text:p text:style-name="P6"><text:span text:style-name="T3">COME</text:span><text:span text:style-name="T2"><text:line-break/></text:span><text:span text:style-name="T2"/></text:p>
              </text:list-item>
              <text:list-item>
                <text:p text:style-name="P6"><text:span text:style-name="T2">RECAP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5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Intro</text:span></text:p>
          </draw:text-box>
        </draw:frame>
        <draw:frame presentation:style-name="pr2" draw:text-style-name="P4" draw:layer="layout" svg:width="24.368cm" svg:height="13.714cm" svg:x="2.2cm" svg:y="4.8cm" presentation:class="subtitle" presentation:user-transformed="true">
          <draw:text-box>
            <text:p text:style-name="P6"><text:span text:style-name="T2">CHI SONO</text:span></text:p>
            <text:p text:style-name="P6"><text:span text:style-name="T2"/></text:p>
            <text:p text:style-name="P6"><text:span text:style-name="T2"/></text:p>
            <text:list text:style-name="L2">
              <text:list-item>
                <text:p text:style-name="P7"><text:span text:style-name="T2">Sono un  web developer freelance.</text:span></text:p>
              </text:list-item>
              <text:list-item>
                <text:p text:style-name="P7"><text:span text:style-name="T2">Lavoro in outsourcing come Front-end developer.</text:span></text:p>
              </text:list-item>
              <text:list-item>
                <text:p text:style-name="P7"><text:span text:style-name="T2">Sviluppo siti web direttamente per clienti finali.</text:span></text:p>
              </text:list-item>
              <text:list-item>
                <text:p text:style-name="P7"><text:span text:style-name="T2">Faccio formazione.</text:span></text:p>
              </text:list-item>
              <text:list-item>
                <text:p text:style-name="P7"><text:span text:style-name="T2">Sono un sostenitore entusiasta dello smart working.</text:span></text:p>
              </text:list-item>
            </text:list>
            <text:p text:style-name="P8"><text:span text:style-name="T2"/></text:p>
            <text:p text:style-name="P8"><text:span text:style-name="T2">https://www.simoneicardi.com/#/about</text:span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6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 - intro</text:span></text:p>
          </draw:text-box>
        </draw:frame>
        <draw:frame presentation:style-name="pr2" draw:text-style-name="P4" draw:layer="layout" svg:width="24.368cm" svg:height="13.714cm" svg:x="2.2cm" svg:y="4.798cm" presentation:class="subtitle" presentation:user-transformed="true">
          <draw:text-box>
            <text:p text:style-name="P9"><text:span text:style-name="T2">Questa è un intro per dare una buona panoramica, <text:s/>per comprendere i Pre-procesori CSS.</text:span></text:p>
            <text:p text:style-name="P9"><text:span text:style-name="T2"/></text:p>
            <text:p text:style-name="P9"><text:span text:style-name="T2">Oggi </text:span><text:span text:style-name="T4">apriremo la porta di questo nuovo mondo per vedere cosa c’è dentro, e farci una buona idea, di quello che ci aspetta e non avere grosse sorprese dal momento che decideremo di entrare.</text:span></text:p>
            <text:p text:style-name="P9"><text:span text:style-name="T4"/></text:p>
            <text:p text:style-name="P10"><text:span text:style-name="T4">Requisiti, conoscenza almeno di base di CSS e HTML</text:span></text:p>
            <text:p text:style-name="P9"><text:span text:style-name="T2"/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7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</text:span></text:p>
          </draw:text-box>
        </draw:frame>
        <draw:frame presentation:style-name="pr2" draw:text-style-name="P4" draw:layer="layout" svg:width="24.368cm" svg:height="17.281cm" svg:x="2.832cm" svg:y="3.319cm" presentation:class="subtitle" presentation:user-transformed="true">
          <draw:text-box>
            <text:p text:style-name="P9"><text:span text:style-name="T2"/></text:p>
            <text:list text:style-name="L2">
              <text:list-item>
                <text:p text:style-name="P11"><text:span text:style-name="T2">Ce n’è tanti ma principali sono:</text:span><text:span text:style-name="T2"><text:line-break/></text:span><text:span text:style-name="T2">LESS - [http://lesscss.org] </text:span><text:span text:style-name="T2"><text:line-break/></text:span><text:span text:style-name="T2">SASS <text:s/>- [https://s</text:span><text:span text:style-name="T2">ass-lang.com/] * </text:span><text:span text:style-name="T2"><text:line-break/></text:span><text:span text:style-name="T2">Stylus <text:s/>- [http://learnboost.github.com/stylus/] </text:span></text:p>
                <text:p text:style-name="P11"><text:span text:style-name="T2"/></text:p>
              </text:list-item>
              <text:list-item>
                <text:p text:style-name="P11"><text:span text:style-name="T2">Hanno differenze, ma hanno anche molti punti in comune.</text:span></text:p>
                <text:p text:style-name="P11"><text:span text:style-name="T2"/></text:p>
              </text:list-item>
              <text:list-item>
                <text:p text:style-name="P12"><text:span text:style-name="T2">Ci sono anche poi post-processori che fanno altre cose, dopo la produzione del CSS ricompilandolo (per es. [autoprefixer] o permettendo di scrivere CSS nuovo [es. transpiling cssnext]).</text:span></text:p>
              </text:list-item>
            </text:list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dc:title>Presentazione di una novità</dc:title>
    <dc:description>Presentazione generale di una novità tenendo conto delle richieste dei clienti</dc:description>
    <meta:creation-date>2019-01-21T12:29:17</meta:creation-date>
    <dc:language>it-IT</dc:language>
    <meta:editing-cycles>15</meta:editing-cycles>
    <meta:editing-duration>PT1H24M2S</meta:editing-duration>
    <meta:initial-creator>simone icardi</meta:initial-creator>
    <dc:date>2019-01-21T13:52:39</dc:date>
    <dc:creator>simone icardi</dc:creator>
    <meta:document-statistic meta:object-count="35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../../../../../Applications/OpenOffice.app/Contents/share/template/it/presnt/prs-novelty.otp"/>
  </office:meta>
</office:document-meta>
</file>